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506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8.811cm"/>
    </style:style>
    <style:style style:name="Table1.B" style:family="table-column">
      <style:table-column-properties style:column-width="3.889cm"/>
    </style:style>
    <style:style style:name="Table1.C" style:family="table-column">
      <style:table-column-properties style:column-width="3.806cm"/>
    </style:style>
    <style:style style:name="Table1.1" style:family="table-row">
      <style:table-row-properties style:row-height="1cm" fo:keep-together="auto"/>
    </style:style>
    <style:style style:name="Table1.A1" style:family="table-cell">
      <style:table-cell-properties style:vertical-align="middle" fo:background-color="transparent" style:border-line-width-left="0.009cm 0.009cm 0.009cm" style:border-line-width-top="0.009cm 0.009cm 0.009cm" style:border-line-width-bottom="0.009cm 0.009cm 0.009cm" fo:padding-left="0.199cm" fo:padding-right="0.191cm" fo:padding-top="0.097cm" fo:padding-bottom="0.097cm" fo:border-left="0.75pt double #78909c" fo:border-right="none" fo:border-top="0.75pt double #78909c" fo:border-bottom="0.75pt double #78909c">
        <style:background-image/>
      </style:table-cell-properties>
    </style:style>
    <style:style style:name="Table1.C1" style:family="table-cell">
      <style:table-cell-properties style:vertical-align="middle" fo:background-color="transparent" style:border-line-width="0.009cm 0.009cm 0.009cm" fo:padding-left="0.199cm" fo:padding-right="0.191cm" fo:padding-top="0.097cm" fo:padding-bottom="0.097cm" fo:border="0.75pt double #78909c">
        <style:background-image/>
      </style:table-cell-properties>
    </style:style>
    <style:style style:name="Table1.A2" style:family="table-cell">
      <style:table-cell-properties style:vertical-align="middle" style:border-line-width-left="0.009cm 0.009cm 0.009cm" style:border-line-width-bottom="0.009cm 0.009cm 0.009cm" fo:padding-left="0.199cm" fo:padding-right="0.191cm" fo:padding-top="0.097cm" fo:padding-bottom="0.097cm" fo:border-left="0.75pt double #78909c" fo:border-right="none" fo:border-top="none" fo:border-bottom="0.75pt double #78909c"/>
    </style:style>
    <style:style style:name="Table1.B2" style:family="table-cell">
      <style:table-cell-properties style:vertical-align="middle" style:border-line-width-left="0.009cm 0.009cm 0.009cm" style:border-line-width-bottom="0.009cm 0.009cm 0.009cm" fo:padding-left="0.199cm" fo:padding-right="0.191cm" fo:padding-top="0.097cm" fo:padding-bottom="0.097cm" fo:border-left="0.75pt double #78909c" fo:border-right="none" fo:border-top="none" fo:border-bottom="0.75pt double #78909c"/>
    </style:style>
    <style:style style:name="Table1.C2" style:family="table-cell">
      <style:table-cell-properties style:vertical-align="middle" style:border-line-width-left="0.009cm 0.009cm 0.009cm" style:border-line-width-right="0.009cm 0.009cm 0.009cm" style:border-line-width-bottom="0.009cm 0.009cm 0.009cm" fo:padding-left="0.199cm" fo:padding-right="0.191cm" fo:padding-top="0.097cm" fo:padding-bottom="0.097cm" fo:border-left="0.75pt double #78909c" fo:border-right="0.75pt double #78909c" fo:border-top="none" fo:border-bottom="0.75pt double #78909c"/>
    </style:style>
    <style:style style:name="Table1.A3" style:family="table-cell">
      <style:table-cell-properties style:vertical-align="middle" fo:padding-left="0.199cm" fo:padding-right="0.191cm" fo:padding-top="0.097cm" fo:padding-bottom="0.097cm" fo:border-left="none" fo:border-right="none" fo:border-top="0.5pt solid #000000" fo:border-bottom="none"/>
    </style:style>
    <style:style style:name="Table1.B3" style:family="table-cell">
      <style:table-cell-properties style:vertical-align="middle" style:border-line-width="0.009cm 0.009cm 0.009cm" fo:padding-left="0.199cm" fo:padding-right="0.191cm" fo:padding-top="0.097cm" fo:padding-bottom="0.097cm" fo:border="0.75pt double #78909c"/>
    </style:style>
    <style:style style:name="Table1.C3" style:family="table-cell">
      <style:table-cell-properties style:vertical-align="middle" style:border-line-width="0.009cm 0.009cm 0.009cm" fo:padding-left="0.199cm" fo:padding-right="0.191cm" fo:padding-top="0.097cm" fo:padding-bottom="0.097cm" fo:border="0.75pt double #78909c"/>
    </style:style>
    <style:style style:name="P1" style:family="paragraph" style:parent-style-name="Text_20_body" style:master-page-name="First_20_Page">
      <style:paragraph-properties fo:margin-top="0cm" fo:margin-bottom="0cm" style:contextual-spacing="false" fo:line-height="115%" fo:text-align="justify" style:justify-single-word="false" style:page-number="auto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rsid="019c164c" officeooo:paragraph-rsid="0061edd6" style:letter-kerning="true" fo:background-color="transparent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4a684f" style:font-size-asian="11pt" style:font-size-complex="11pt"/>
    </style:style>
    <style:style style:name="P3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use-window-font-color="true" loext:opacity="0%" style:font-name="Times New Roman" fo:font-size="12pt" fo:font-weight="normal" officeooo:paragraph-rsid="0061edd6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2pt" officeooo:paragraph-rsid="0061edd6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61edd6" style:font-name-asian="Times New Roman2" style:font-size-asian="12pt" style:font-style-asian="normal" style:font-weight-asian="bold" style:font-name-complex="Times New Roman2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fo:padding="0cm" fo:border="none"/>
      <style:text-properties style:font-name="Times New Roman" fo:font-size="12pt" fo:font-style="normal" officeooo:paragraph-rsid="0061edd6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top="0.102cm" fo:margin-bottom="0.102cm" style:contextual-spacing="false" fo:line-height="115%" fo:text-align="justify" style:justify-single-word="false" style:writing-mode="lr-tb"/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rsid="0030a685" officeooo:paragraph-rsid="0061edd6" style:letter-kerning="true" fo:background-color="transparent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/>
    </style:style>
    <style:style style:name="P8" style:family="paragraph" style:parent-style-name="Standard">
      <style:paragraph-properties fo:margin-top="0.002cm" fo:margin-bottom="0.002cm" style:contextual-spacing="false" fo:line-height="115%" fo:text-align="justify" style:justify-single-word="false"/>
      <style:text-properties style:font-name="Times New Roman" fo:font-size="12pt" fo:font-style="normal" officeooo:paragraph-rsid="0061edd6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margin-left="0cm" fo:margin-right="0.499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Times New Roman" fo:font-size="12pt" fo:font-weight="bold" officeooo:paragraph-rsid="0061edd6" style:font-size-asian="12pt" style:font-weight-asian="bold" style:font-size-complex="12pt"/>
    </style:style>
    <style:style style:name="P10" style:family="paragraph" style:parent-style-name="Standard">
      <style:paragraph-properties fo:margin-left="0cm" fo:margin-right="0.499cm" fo:margin-top="0cm" fo:margin-bottom="0cm" style:contextual-spacing="false" fo:line-height="115%" fo:text-align="justify" style:justify-single-word="false" fo:orphans="0" fo:widows="0" fo:text-indent="0cm" style:auto-text-indent="false"/>
      <style:text-properties style:font-name="Times New Roman" fo:font-size="12pt" officeooo:paragraph-rsid="0061edd6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793fc8" officeooo:paragraph-rsid="0061edd6" fo:background-color="transparen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rsid="00720ef3" officeooo:paragraph-rsid="0061edd6" style:letter-kerning="true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/>
    </style:style>
    <style:style style:name="P13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rsid="014c705a" officeooo:paragraph-rsid="0061edd6" style:letter-kerning="true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/>
    </style:style>
    <style:style style:name="P1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rsid="014c705a" officeooo:paragraph-rsid="0061edd6" style:letter-kerning="true" style:font-name-asian="SimSun1" style:font-size-asian="12pt" style:language-asian="zh" style:country-asian="CN" style:font-style-asian="normal" style:font-weight-asian="normal" style:font-name-complex="Mangal1" style:font-size-complex="12pt" style:language-complex="hi" style:country-complex="IN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Times New Roman" fo:font-size="12pt" officeooo:paragraph-rsid="0061edd6" style:font-size-asian="12pt" style:font-size-complex="12pt"/>
    </style:style>
    <style:style style:name="P1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vertical-align="auto" style:writing-mode="lr-tb"/>
      <style:text-properties style:font-name="Times New Roman" fo:font-size="11pt" fo:font-weight="bold" officeooo:paragraph-rsid="0061edd6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text-autospace="none" style:punctuation-wrap="hanging" style:line-break="strict" style:vertical-align="auto" style:writing-mode="lr-tb"/>
      <style:text-properties fo:font-size="12pt" officeooo:paragraph-rsid="0061edd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2pt" fo:font-weight="bold" officeooo:paragraph-rsid="0061edd6" style:font-size-asian="12pt" style:font-weight-asian="bold" style:font-size-complex="12pt"/>
    </style:style>
    <style:style style:name="P19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keep-together="auto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61edd6" style:font-name-asian="Times New Roman2" style:font-size-asian="12pt" style:font-style-asian="normal" style:font-weight-asian="bold" style:font-name-complex="Times New Roman2" style:font-size-complex="12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15%" fo:text-align="center" style:justify-single-word="false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61edd6" style:font-size-asian="12pt" style:font-style-asian="normal" style:font-weight-asian="bold" style:font-size-complex="12pt"/>
    </style:style>
    <style:style style:name="P2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2pt" officeooo:paragraph-rsid="0061edd6" style:font-size-asian="12pt" style:font-size-complex="12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61edd6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Times New Roman" fo:font-size="12pt" officeooo:rsid="005bfa27" officeooo:paragraph-rsid="0061edd6" style:font-size-asian="12pt" style:font-size-complex="12pt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Times New Roman" fo:font-size="12pt" officeooo:rsid="0060e9da" officeooo:paragraph-rsid="0061edd6" style:font-size-asian="12pt" style:font-size-complex="12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mes New Roman" fo:font-size="12pt" officeooo:paragraph-rsid="0061edd6" style:font-size-asian="12pt" style:font-size-complex="12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Times New Roman" fo:font-size="12pt" fo:font-weight="bold" officeooo:rsid="005bfa27" officeooo:paragraph-rsid="0061edd6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.635cm" fo:margin-right="0.621cm" fo:margin-top="0cm" fo:margin-bottom="0cm" style:contextual-spacing="false" fo:line-height="115%" fo:text-align="justify" style:justify-single-word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61edd6" style:font-name-asian="Times New Roman2" style:font-size-asian="12pt" style:font-style-asian="normal" style:font-weight-asian="bold" style:font-name-complex="Times New Roman2" style:font-size-complex="12pt"/>
    </style:style>
    <style:style style:name="P28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61edd6" style:font-name-asian="Times New Roman2" style:font-size-asian="12pt" style:font-style-asian="normal" style:font-weight-asian="bold" style:font-name-complex="Times New Roman2" style:font-size-complex="12pt"/>
    </style:style>
    <style:style style:name="P29" style:family="paragraph">
      <loext:graphic-properties draw:fill="none" draw:fill-color="#ffffff"/>
      <style:paragraph-properties fo:text-align="center"/>
    </style:style>
    <style:style style:name="P30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text-indent="0cm" style:auto-text-indent="false" fo:padding="0cm" fo:border="none"/>
      <style:text-properties style:use-window-font-color="true" loext:opacity="0%" style:font-name="Times New Roman" fo:font-size="12pt" fo:letter-spacing="normal" officeooo:paragraph-rsid="0061edd6" fo:background-color="transparent" style:font-size-asian="12pt" style:font-name-complex="Times New Roman" style:font-size-complex="12pt"/>
    </style:style>
    <style:style style:name="P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text-autospace="none" style:punctuation-wrap="hanging" style:line-break="strict" style:vertical-align="auto" style:writing-mode="lr-tb"/>
      <style:text-properties officeooo:paragraph-rsid="0061ed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weight="bold" officeooo:paragraph-rsid="0061edd6" style:font-size-asian="11pt" style:font-weight-asian="bold" style:font-size-complex="11pt"/>
    </style:style>
    <style:style style:name="P33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61edd6" style:font-size-asian="11pt" style:font-size-complex="11pt"/>
    </style:style>
    <style:style style:name="P34" style:family="paragraph" style:parent-style-name="Frame_20_contents">
      <style:paragraph-properties fo:text-align="center" style:justify-single-word="false"/>
    </style:style>
    <style:style style:name="P3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officeooo:rsid="0066e94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normal" officeooo:rsid="0030a685" style:letter-kerning="true" fo:background-color="transparent" loext:char-shading-value="0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793fc8" fo:background-color="transparent" loext:char-shading-value="0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font-weight="normal" officeooo:rsid="014c705a" style:font-weight-asian="normal" style:font-weight-complex="normal"/>
    </style:style>
    <style:style style:name="T7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language="es" fo:country="ES" fo:font-style="normal" style:text-underline-style="none" officeooo:rsid="00711cfb" fo:background-color="transparent" loext:char-shading-value="0" style:font-family-asian="Times, 'Times New Roman'" style:font-family-generic-asian="roman" style:font-pitch-asian="variable" style:font-size-asian="12pt" style:language-asian="zh" style:country-asian="CN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font-style="normal" style:text-underline-style="none" fo:font-weight="normal" officeooo:rsid="00711cfb" fo:background-color="transparent" loext:char-shading-value="0" style:font-name-asian="Times New Roman2" style:font-style-asian="normal" style:font-weight-asian="normal" style:font-name-complex="Times New Roman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style:font-name-asian="Times New Roman2" style:font-style-asian="normal" style:font-name-complex="Times New Roman2"/>
    </style:style>
    <style:style style:name="T10" style:family="text">
      <style:text-properties officeooo:rsid="00654316"/>
    </style:style>
    <style:style style:name="T11" style:family="text">
      <style:text-properties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2pt" fo:letter-spacing="normal" fo:language="es" fo:country="ES" fo:font-style="normal" style:text-underline-style="none" fo:font-weight="normal" officeooo:rsid="00711cfb" style:letter-kerning="true" fo:background-color="transparent" loext:char-shading-value="0" style:font-name-asian="SimSun1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scale="100%"/>
    </style:style>
    <style:style style:name="T13" style:family="text">
      <style:text-properties style:use-window-font-color="true" loext:opacity="0%" fo:font-size="12pt" fo:letter-spacing="normal" fo:font-weight="normal" officeooo:rsid="00711cfb" fo:background-color="transparent" loext:char-shading-value="0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use-window-font-color="true" loext:opacity="0%" fo:font-size="12pt" fo:letter-spacing="normal" fo:font-weight="normal" officeooo:rsid="0079d6aa" fo:background-color="transparent" loext:char-shading-value="0" style:font-size-asian="12pt" style:font-weight-asian="normal" style:font-name-complex="Times New Roman" style:font-size-complex="12pt" style:font-weight-complex="normal"/>
    </style:style>
    <style:style style:name="T15" style:family="text">
      <style:text-properties style:use-window-font-color="true" loext:opacity="0%" style:font-name="Times New Roman" fo:letter-spacing="normal" fo:font-weight="normal" officeooo:rsid="00711cfb" fo:background-color="transparent" loext:char-shading-value="0" style:font-weight-asian="normal" style:font-name-complex="Times New Roman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officeooo:rsid="00711cfb" style:font-name-asian="SimSun1" style:font-size-asian="12pt" style:language-asian="zh" style:country-asian="CN" style:font-style-asian="normal" style:font-size-complex="12pt" style:language-complex="hi" style:country-complex="IN" style:font-style-complex="normal" style:font-weight-complex="bold"/>
    </style:style>
    <style:style style:name="T17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officeooo:rsid="004342fb" style:font-name-asian="SimSun1" style:font-size-asian="12pt" style:language-asian="zh" style:country-asian="CN" style:font-style-asian="normal" style:font-size-complex="12pt" style:language-complex="hi" style:country-complex="IN" style:font-style-complex="normal" style:font-weight-complex="bold"/>
    </style:style>
    <style:style style:name="T18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19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20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9cm" svg:stroke-color="#000000" svg:stroke-opacity="100%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<text:span text:style-name="T1">post_</text:span>title]</text:p>
      <text:p text:style-name="P2"/>
      <text:p text:style-name="P3">[objeto], y de acuerdo con los siguientes:</text:p>
      <text:p text:style-name="P4"/>
      <text:p text:style-name="P5">ANTECEDENTES DE HECHO</text:p>
      <text:p text:style-name="P6"><text:span text:style-name="T2"/></text:p>
      <text:p text:style-name="P7">[antecedentes]</text:p>
      <text:p text:style-name="P8"><text:span text:style-name="T3"/></text:p>
      <text:p text:style-name="P9">FUNDAMENTOS DE DERECHO</text:p>
      <text:p text:style-name="P10"><text:span text:style-name="T4"/></text:p>
      <text:p text:style-name="P11">[fundamentos]</text:p>
      <text:p text:style-name="P4"><text:span text:style-name="T5"/></text:p>
      <text:p text:style-name="P12">RESUELVO</text:p>
      <text:p text:style-name="P13"/>
      <text:p text:style-name="P14">[dispositivo]</text:p>
      <text:p text:style-name="P15"><text:span text:style-name="T6"/></text:p>
      <text:p text:style-name="P16"><text:span text:style-name="Fuente_20_de_20_párrafo_20_predeter."><text:span text:style-name="T7">EL DIRECTOR GENERAL DE ORDENACIÓN DE LAS ENSEÑANZAS, INCLUSIÓN E INNOVACIÓN</text:span></text:span></text:p>
      <text:p text:style-name="P17"><text:span text:style-name="T8"/></text:p>
      <text:p text:style-name="P18"><text:span text:style-name="T9"/></text:p>
      <text:p text:style-name="P19">Anexo I </text:p>
      <text:p text:style-name="P20">PROVINCIA DE SANTA CRUZ DE TENERIFE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CENTRO</text:p>
          </table:table-cell>
          <table:table-cell table:style-name="Table1.A1" office:value-type="string">
            <text:p text:style-name="P22">CÓDIGO</text:p>
          </table:table-cell>
          <table:table-cell table:style-name="Table1.C1" office:value-type="string">
            <text:p text:style-name="P22">IMPORTE</text:p>
          </table:table-cell>
        </table:table-row>
        <table:table-row table:style-name="Table1.1">
          <table:table-cell table:style-name="Table1.A2" office:value-type="string">
            <text:p text:style-name="P23">CEP Santa Cruz de Tenerife</text:p>
          </table:table-cell>
          <table:table-cell table:style-name="Table1.B2" office:value-type="string">
            <text:p text:style-name="P24">38706050</text:p>
          </table:table-cell>
          <table:table-cell table:style-name="Table1.C2" office:value-type="string">
            <text:p text:style-name="P23">8 .40<text:span text:style-name="T10">2</text:span>,3<text:span text:style-name="T10">4</text:span></text:p>
          </table:table-cell>
        </table:table-row>
        <table:table-row table:style-name="Table1.1">
          <table:table-cell table:style-name="Table1.A3" office:value-type="string">
            <text:p text:style-name="P25"/>
          </table:table-cell>
          <table:table-cell table:style-name="Table1.B3" office:value-type="string">
            <text:p text:style-name="P22">TOTAL</text:p>
          </table:table-cell>
          <table:table-cell table:style-name="Table1.C3" office:value-type="string">
            <text:p text:style-name="P26">8 .40<text:span text:style-name="T10">2</text:span>,3<text:span text:style-name="T10">4</text:span></text:p>
          </table:table-cell>
        </table:table-row>
      </table:table>
      <text:p text:style-name="P27"><text:span text:style-name="T11"/></text:p>
      <text:p text:style-name="P28"><draw:line text:anchor-type="char" draw:z-index="3" draw:name="Forma2_0" draw:style-name="gr1" draw:text-style-name="P29" svg:x1="0.03cm" svg:y1="0.274cm" svg:x2="16.78cm" svg:y2="0.233cm"><text:p/></draw:line><text:span text:style-name="T11"/></text:p>
      <text:p text:style-name="P30"/>
      <text:p text:style-name="P31"><text:span text:style-name="Fuente_20_de_20_párrafo_20_predeter."><text:span text:style-name="T12">Este acto administrativo ha sido PROPUESTO de conformidad con lo establecido en el Art. 27.1 a) del </text:span></text:span><text:span text:style-name="T13">Decreto 212/1991, de 11 de septiembre, de Organización de los Departamentos de la Administración Autonómica de Canarias, </text:span><text:span text:style-name="T14">por:</text:span></text:p>
      <text:p text:style-name="P4"><text:span text:style-name="T15"/></text:p>
      <text:p text:style-name="P32"><text:soft-page-break/><text:span text:style-name="Fuente_20_de_20_párrafo_20_predeter."><text:span text:style-name="T16">EL RESPONSABLE DEL SERVICIO </text:span></text:span><text:span text:style-name="Fuente_20_de_20_párrafo_20_predeter."><text:span text:style-name="T17">DE ORDENACIÓN</text:span></text:span></text:p>
      <text:p text:style-name="P33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fo:font-size="12pt" style:letter-kerning="tru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swiss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1pt" fo:font-weight="bold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Arial" fo:font-family="Arial" style:font-family-generic="roman" style:font-pitch="variable" style:letter-kerning="true" style:font-name-asian="Times New Roman2" style:font-family-asian="'Times New Roman'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List_20_Paragraph" style:display-name="List Paragraph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Calibri" fo:font-family="Calibri" style:font-family-generic="roman" style:font-pitch="variable" fo:font-size="11pt" style:letter-kerning="tru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false" style:font-name-asian="Times New Roman2" style:font-family-asian="'Times New Roman'" style:font-family-generic-asian="system" style:font-pitch-asian="variable" style:language-asian="es" style:country-asian="E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WW8Num1z0" style:family="text">
      <style:text-properties style:font-name="Trebuchet MS" fo:font-family="'Trebuchet MS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8z1" style:family="text"/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Trebuchet MS1" style:font-family-complex="'Trebuchet MS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Título_20_1_20_Car" style:display-name="Título 1 Car" style:family="text">
      <style:text-properties fo:font-variant="small-caps" fo:color="#003366" loext:opacity="100%" style:font-name="Arial" fo:font-family="Arial" style:font-family-generic="roman" style:font-pitch="variable" fo:font-size="14pt" fo:language="es" fo:country="ES" fo:font-weight="bold" style:letter-kerning="true" style:font-size-asian="14pt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Default_20_Paragraph_20_Font"/>
    <style:style style:name="Sin_20_espaciado_20_Car" style:display-name="Sin espaciado Car" style:family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74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number-style style:name="N115">
      <number:number number:decimal-places="0" number:min-decimal-places="0" number:min-integer-digits="2"/>
    </number:number-style>
    <number:number-style style:name="N116">
      <number:number number:decimal-places="0" number:min-decimal-places="0" number:min-integer-digits="1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percentage-style style:name="N118">
      <number:number number:decimal-places="2" number:min-decimal-places="2" number:min-integer-digits="1"/>
      <number:text> %</number:text>
    </number:percentage-style>
    <number:currency-style style:name="N120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0P0"/>
    </number:currency-style>
    <number:number-style style:name="N124P0" style:volatile="true"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-</number:text>
      <number:number number:decimal-places="0" number:min-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percentage-style style:name="N133">
      <number:number number:decimal-places="1" number:min-decimal-places="1" number:min-integer-digits="1"/>
      <number:text>%</number:text>
    </number:percentage-style>
    <number:currency-style style:name="N134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number-style style:name="N135">
      <number:number number:decimal-places="0" number:min-decimal-places="0" number:min-integer-digits="5"/>
    </number:number-style>
    <number:currency-style style:name="N136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percentage-style style:name="N137">
      <number:number number:decimal-places="0" number:min-decimal-places="0" number:min-integer-digits="1"/>
      <number:text> %</number:text>
    </number:percentage-style>
    <number:currency-style style:name="N13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number-style style:name="N142P0" style:volatile="true">
      <number:text> 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> </number:text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decimal-places="2" number:min-integer-digits="1" number:grouping="true"/>
      <number:text>€</number:text>
    </number:number-style>
    <number:number-style style:name="N148">
      <number:number number:decimal-places="4" number:min-decimal-places="4" number:min-integer-digits="1"/>
    </number:number-style>
    <number:percentage-style style:name="N149">
      <number:number number:decimal-places="0" number:min-decimal-places="0" number:min-integer-digits="1"/>
      <number:text>%</number:text>
    </number:percentag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">
      <number:number number:decimal-places="2" number:min-decimal-places="2" number:min-integer-digits="1" number:grouping="true"/>
      <number:text>  </number:text>
    </number:number-style>
    <number:currency-style style:name="N15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number:number-style style:name="N154">
      <number:number number:decimal-places="3" number:min-decimal-places="3" number:min-integer-digits="1"/>
    </number:number-style>
    <number:number-style style:name="N155">
      <number:number number:decimal-places="3" number:min-decimal-places="3" number:min-integer-digits="1" number:grouping="true"/>
    </number:number-style>
    <number:currency-style style:name="N15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5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58P0"/>
    </number:currency-style>
    <number:currency-style style:name="N16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60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1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14P0"/>
    </number:currency-style>
    <number:date-style style:name="N10115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style:font-name="Univers 45 Light" style:font-name-complex="Univers 45 Light1" style:font-size-complex="10pt"/>
    </style:style>
    <style:style style:name="MP3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 style:parent-style-name="Footer">
      <style:paragraph-properties fo:text-align="end" style:justify-single-word="false"/>
      <style:text-properties style:font-name="Calibri Light" style:font-name-complex="Calibri Light1"/>
    </style:style>
    <style:style style:name="MT1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2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3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4" style:family="text">
      <style:text-properties style:font-name="Calibri" style:font-name-complex="Calibri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251cm" fo:margin-bottom="4.001cm" fo:margin-left="3cm" fo:margin-right="1.501cm" style:writing-mode="lr-tb" style:layout-grid-color="#c0c0c0" style:layout-grid-lines="23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6" text:anchor-type="as-char" svg:width="0.794cm" svg:height="1.503cm" draw:z-index="3"><draw:image xlink:href="Pictures/1000000000000045000000856F587C46.jpg" xlink:type="simple" xlink:show="embed" xlink:actuate="onLoad" draw:mime-type="image/jpeg"/></draw:frame></text:p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custom-shape text:anchor-type="char" draw:z-index="1" draw:name="Cuadro de texto 5" draw:style-name="Mgr1" draw:text-style-name="MP5" svg:width="1.574cm" svg:height="29.699cm" svg:x="-2.45cm" svg:y="-2.251cm"><text:p text:style-name="MP4"><text:bookmark-start text:name="__DdeLink__1949_740795211"/><text:span text:style-name="MT1">Avenida Buenos Aires 3-5, Edificio </text:span><text:span text:style-name="MT2">Usos Múltiples III</text:span><text:span text:style-name="MT1">, 4ª planta</text:span><text:span text:style-name="MT3"> <text:s/>| CP </text:span><text:span text:style-name="MT1">38071 </text:span><text:span text:style-name="MT3">Santa Cruz de Tenerife <text:s/>| <text:s/>Tfno: 922 </text:span><text:span text:style-name="MT1">42 35 00</text:span><text:span text:style-name="MT3"> <text:s/></text:span></text:p><text:p text:style-name="MP4"><text:span text:style-name="MT1">Calle Granadera Canaria 2, Edificio Granadera Canaria, 1ª planta</text:span><text:span text:style-name="MT3"> <text:s/>| <text:s/>CP </text:span><text:span text:style-name="MT1">35071</text:span><text:span text:style-name="MT3"> Las Palmas de Gran Canaria <text:s/>| <text:s/>Tfno: 928 </text:span><text:span text:style-name="MT1">45 54 00</text:span><text:bookmark-end text:name="__DdeLink__1949_740795211"/></text:p><draw:enhanced-geometry draw:mirror-horizontal="false" draw:mirror-vertical="false" svg:viewBox="0 0 0 0" draw:text-areas="0 0 ?f3 ?f2" draw:text-rotate-angle="-27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Imagen 1" text:anchor-type="char" svg:x="-1.215cm" svg:y="0.169cm" svg:width="9.701cm" svg:height="2.152cm" draw:z-index="0"><draw:image xlink:href="Pictures/100000010000044D000000F6F396B0D7.png" xlink:type="simple" xlink:show="embed" xlink:actuate="onLoad" draw:mime-type="image/png"/><svg:desc>Forma

Descripción generada automáticamente con confianza media</svg:desc></draw:frame><text:tab/><text:tab/><text:tab/><text:span text:style-name="MT4"/></text:p>
      </style:header>
      <style:footer>
        <text:p text:style-name="MP6"><text:page-number text:select-page="current">1</text:page-number></text:p>
      </style:footer>
    </style:master-page>
    <style:master-page style:name="HTML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Resolución de libramiento de fondos extraordinarios para los centros participantes en Distrito AICLE</dc:title>
    <meta:editing-cycles>52</meta:editing-cycles>
    <meta:creation-date>2023-08-01T08:14:21.289000000</meta:creation-date>
    <dc:date>2025-10-15T09:03:05.952081000</dc:date>
    <meta:editing-duration>PT12H17M14S</meta:editing-duration>
    <meta:generator>LibreOffice/25.8.2.2$MacOSX_AARCH64 LibreOffice_project/d401f2107ccab8f924a8e2df40f573aab7605b6f</meta:generator>
    <dc:description>PROPUESTA- RESOLUCIÓN DE LA DIRECCIÓN GENERAL DE ORDENACIÓN DE LAS ENSEÑANZAS, INCLUSIÓN E INNOVACIÓN POR LA QUE SE ASIGNAN DOTACIONES ECONÓMICAS EXTRAORDINARIAS, Y SE AUTORIZA Y ORDENA EL CORRESPONDIENTE LIBRAMIENTO EXTRAORDINARIO DE FONDOS, DESTINADAS A SUFRAGAR LAS ACCIONES PROPUESTAS POR LA COMISIÓN DE DISTRITO DEL PROGRAMA DE APRENDIZAJE INTEGRADO DE CONTENIDOS Y LENGUAS EXTRANJERAS (AICLE), DENTRO DE LA ORGANIZACIÓN Y DESARROLLO DE LAS ACCIONES, PROGRAMAS Y PROYECTOS IMPLEMENTADOS DESDE EL ÁREA DE PLURILINGÜISMO Y EDUCACIÓN INTERCULTURAL, DEL SERVICIO DE ORDENACIÓN DE LAS ENSEÑANZAS, DURANTE EL EJERCICIO 2025. </dc:description>
    <meta:keyword>plurilingüismo</meta:keyword>
    <meta:keyword>lenguas extranjeras</meta:keyword>
    <meta:keyword>libramientos</meta:keyword>
    <meta:keyword>extraordinario</meta:keyword>
    <meta:keyword>plei</meta:keyword>
    <meta:keyword>consejería de educación</meta:keyword>
    <meta:keyword>actividad física y deportes</meta:keyword>
    <dc:subject>Resolución de libramiento de fondos extraordinarios para los centros participantes en Distrito AICLE</dc:subject>
    <meta:print-date>2025-07-29T13:50:11.547000000</meta:print-date>
    <meta:printed-by>Archivos PDF</meta:printed-by>
    <meta:document-statistic meta:table-count="1" meta:image-count="2" meta:object-count="0" meta:page-count="2" meta:paragraph-count="27" meta:word-count="140" meta:character-count="861" meta:non-whitespace-character-count="733"/>
    <meta:user-defined meta:name="AppVersion">16.0000</meta:user-defined>
    <meta:template xlink:type="simple" xlink:actuate="onRequest" xlink:title="hoja_a4.dotx" xlink:href=""/>
  </office:meta>
</office:document-meta>
</file>